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2" svg:font-family="'Times New Roman'" style:font-family-generic="roman"/>
    <style:font-face style:name="Arial3" svg:font-family="Arial" style:font-family-generic="swiss"/>
    <style:font-face style:name="Arial2" svg:font-family="Arial" style:font-adornments="Standard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name-asian="SimSun" style:font-size-asian="10pt" style:font-name-complex="Arial4" style:font-size-complex="10pt"/>
    </style:style>
    <style:style style:name="P3" style:family="paragraph" style:parent-style-name="Standard">
      <style:text-properties style:font-name="Arial" fo:font-size="8pt" style:font-name-asian="SimSun" style:font-size-asian="8pt" style:font-name-complex="Arial4" style:font-size-complex="8pt"/>
    </style:style>
    <style:style style:name="P4" style:family="paragraph" style:parent-style-name="Standard">
      <style:paragraph-properties fo:margin-top="0.199cm" fo:margin-bottom="0cm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margin-top="0.199cm" fo:margin-bottom="0cm"/>
      <style:text-properties style:font-name="Arial" fo:font-size="10pt" style:font-name-asian="SimSun" style:font-size-asian="10pt" style:font-name-complex="Arial4" style:font-size-complex="1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4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4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Times New Roman2" style:font-name-complex="Times New Roman2"/>
    </style:style>
    <style:style style:name="T2" style:family="text">
      <style:text-properties style:font-name-asian="SimSun" style:font-name-complex="Arial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name-asian="SimSun" style:font-weight-asian="bold" style:font-name-complex="Arial4" style:font-weight-complex="bold"/>
    </style:style>
    <style:style style:name="T5" style:family="text">
      <style:text-properties style:text-position="-33% 58%"/>
    </style:style>
    <style:style style:name="T6" style:family="text">
      <style:text-properties style:text-position="-33% 58%" style:font-name-asian="SimSun" style:font-name-complex="Arial4"/>
    </style:style>
    <style:style style:name="T7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4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-33% 58%" style:font-name="Arial2" fo:font-size="12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-33% 58%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4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89cm" fo:min-width="4.8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2.436cm" fo:min-width="1.6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cfe7f5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89cm" fo:min-width="0.3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89cm" fo:min-width="4.6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89cm" fo:min-width="0.40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89cm" fo:min-width="4.41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usatzaufgaben zum Thema Berechnung von Bindungsenergien</text:p>
      <text:p text:style-name="P1"/>
      <text:p text:style-name="P1"/>
      <text:p text:style-name="P1"><draw:frame draw:style-name="fr1" draw:name="Rahmen1" text:anchor-type="paragraph" svg:width="17cm" draw:z-index="0"><draw:text-box fo:min-height="0.499cm"><text:p text:style-name="P4"><text:span text:style-name="T3">Aufgabe 4.)</text:span> Propan (C<text:span text:style-name="T5">3</text:span>H<text:span text:style-name="T5">8</text:span>) verbrennt mit Sauerstoff zu CO<text:span text:style-name="T5">2</text:span> und H<text:span text:style-name="T5">2</text:span>O</text:p><text:p text:style-name="P4">a) Formulieren Sie die Reaktionsgleichung </text:p><text:p text:style-name="P4">b) Zeichnen Sie die Lewis-Strichformeln</text:p><text:p text:style-name="P4">b) Berechnen Sie die Reaktionsenthalpie aus den Bindungsenergien</text:p><text:p text:style-name="P4"/><text:p text:style-name="P4"/></draw:text-box></draw:frame></text:p>
      <text:p text:style-name="P1"/>
      <text:p text:style-name="P1"/>
      <text:p text:style-name="P2"><draw:frame draw:style-name="fr1" draw:name="Rahmen2" text:anchor-type="paragraph" svg:width="17cm" draw:z-index="1"><draw:text-box fo:min-height="0.499cm"><text:p text:style-name="P4"><draw:g text:anchor-type="paragraph" draw:z-index="4" draw:style-name="gr1"><draw:frame draw:style-name="gr2" draw:text-style-name="P7" svg:width="5.315cm" svg:height="0.84cm" svg:x="3.47cm" svg:y="1.309cm"><draw:text-box><text:p text:style-name="P6"><text:span text:style-name="T7">H</text:span><text:span text:style-name="T8">─C≡Nl (g) <text:s text:c="3"/>+ <text:s text:c="3"/>2 H</text:span><text:span text:style-name="T9">2</text:span><text:span text:style-name="T8"> (g)</text:span></text:p></draw:text-box></draw:frame><draw:line draw:style-name="gr3" draw:text-style-name="P8" svg:x1="8.973cm" svg:y1="1.709cm" svg:x2="10.373cm" svg:y2="1.709cm"><text:p/></draw:line><draw:frame draw:style-name="gr4" draw:text-style-name="P7" svg:width="2.116cm" svg:height="2.687cm" svg:x="10.66cm" svg:y="0.388cm"><draw:text-box><text:p text:style-name="P6"><text:span text:style-name="T7"><text:s text:c="5"/></text:span><text:span text:style-name="T7">H</text:span></text:p><text:p text:style-name="P6"><text:span text:style-name="T7"><text:s text:c="6"/></text:span><text:span text:style-name="T7">l</text:span></text:p><text:p text:style-name="P6"><text:span text:style-name="T7">H</text:span><text:span text:style-name="T8">─C─Nl</text:span></text:p><text:p text:style-name="P6"><text:span text:style-name="T8"><text:s text:c="6"/></text:span><text:span text:style-name="T8">l</text:span></text:p><text:p text:style-name="P6"><text:span text:style-name="T8"><text:s text:c="5"/></text:span><text:span text:style-name="T8">H</text:span></text:p></draw:text-box></draw:frame><draw:line draw:style-name="gr5" draw:text-style-name="P8" svg:x1="12.372cm" svg:y1="1.409cm" svg:x2="12.772cm" svg:y2="1.009cm"><text:p/></draw:line><draw:line draw:style-name="gr5" draw:text-style-name="P8" svg:x1="12.372cm" svg:y1="2.009cm" svg:x2="12.772cm" svg:y2="2.409cm"><text:p/></draw:line><draw:frame draw:style-name="gr6" draw:text-style-name="P9" svg:width="0.81cm" svg:height="0.74cm" svg:x="12.57cm" svg:y="0.51cm"><draw:text-box><text:p text:style-name="P6"><text:span text:style-name="T10">H</text:span></text:p></draw:text-box></draw:frame><draw:frame draw:style-name="gr6" draw:text-style-name="P9" svg:width="0.81cm" svg:height="0.74cm" svg:x="12.563cm" svg:y="2.085cm"><draw:text-box><text:p text:style-name="P6"><text:span text:style-name="T10">H</text:span></text:p></draw:text-box></draw:frame></draw:g><text:span text:style-name="T4">Aufgabe 5.)</text:span><text:span text:style-name="T2"> Wie gross ist </text:span><text:span text:style-name="T1">∆</text:span><text:span text:style-name="T2">H für: </text:span></text:p><text:p text:style-name="P5"/><text:p text:style-name="P5"/><text:p text:style-name="P5"/><text:p text:style-name="P5"/><text:p text:style-name="P5"/></draw:text-box></draw:frame></text:p>
      <text:p text:style-name="P2"/>
      <text:p text:style-name="P2"/>
      <text:p text:style-name="P2"><draw:frame draw:style-name="fr2" draw:name="Rahmen3" text:anchor-type="paragraph" svg:x="0.018cm" svg:y="0.321cm" svg:width="17cm" draw:z-index="2"><draw:text-box fo:min-height="0.499cm"><text:p text:style-name="P4"><text:span text:style-name="T3">Aufgabe 6.)</text:span> Wie gross ist <text:span text:style-name="T1">∆</text:span><text:span text:style-name="T2">H für: (Rkt.gl. unvollständig)</text:span></text:p><text:p text:style-name="P5"><draw:g text:anchor-type="paragraph" draw:z-index="5" draw:style-name="gr1"><draw:frame draw:style-name="gr7" draw:text-style-name="P7" svg:width="5.111cm" svg:height="0.84cm" svg:x="2.562cm" svg:y="0.949cm"><draw:text-box><text:p text:style-name="P6"><text:span text:style-name="T8">C=C <text:s text:c="4"/>(g) <text:s text:c="3"/>+ <text:s text:c="6"/>O</text:span><text:span text:style-name="T9">2</text:span><text:span text:style-name="T8"> (g)</text:span></text:p></draw:text-box></draw:frame><draw:line draw:style-name="gr3" draw:text-style-name="P8" svg:x1="7.862cm" svg:y1="1.349cm" svg:x2="9.262cm" svg:y2="1.349cm"><text:p/></draw:line><draw:line draw:style-name="gr5" draw:text-style-name="P8" svg:x1="3.662cm" svg:y1="1.049cm" svg:x2="4.062cm" svg:y2="0.649cm"><text:p/></draw:line><draw:line draw:style-name="gr5" draw:text-style-name="P8" svg:x1="3.662cm" svg:y1="1.549cm" svg:x2="4.062cm" svg:y2="1.949cm"><text:p/></draw:line><draw:frame draw:style-name="gr6" draw:text-style-name="P9" svg:width="0.81cm" svg:height="0.74cm" svg:x="1.755cm" svg:y="0.224cm"><draw:text-box><text:p text:style-name="P6"><text:span text:style-name="T10">H</text:span></text:p></draw:text-box></draw:frame><draw:frame draw:style-name="gr6" draw:text-style-name="P9" svg:width="0.81cm" svg:height="0.74cm" svg:x="3.862cm" svg:y="1.723cm"><draw:text-box><text:p text:style-name="P6"><text:span text:style-name="T10">H</text:span></text:p></draw:text-box></draw:frame><draw:line draw:style-name="gr5" draw:text-style-name="P8" svg:x1="2.362cm" svg:y1="0.649cm" svg:x2="2.762cm" svg:y2="1.049cm"><text:p/></draw:line><draw:line draw:style-name="gr5" draw:text-style-name="P8" svg:x1="2.362cm" svg:y1="1.949cm" svg:x2="2.762cm" svg:y2="1.549cm"><text:p/></draw:line><draw:frame draw:style-name="gr8" draw:text-style-name="P9" svg:width="0.906cm" svg:height="0.74cm" svg:x="3.862cm" svg:y="0.249cm"><draw:text-box><text:p text:style-name="P6"><text:span text:style-name="T10">Cl</text:span></text:p></draw:text-box></draw:frame><draw:frame draw:style-name="gr8" draw:text-style-name="P9" svg:width="0.906cm" svg:height="0.74cm" svg:x="1.662cm" svg:y="1.649cm"><draw:text-box><text:p text:style-name="P6"><text:span text:style-name="T10">Cl</text:span></text:p></draw:text-box></draw:frame><draw:frame draw:style-name="gr9" draw:text-style-name="P9" svg:width="4.911cm" svg:height="0.84cm" svg:x="10.062cm" svg:y="0.949cm"><draw:text-box><text:p text:style-name="P6"><text:span text:style-name="T10">CO</text:span><text:span text:style-name="T11">2</text:span><text:span text:style-name="T10"> (g) <text:s text:c="4"/>+ <text:s text:c="6"/>HCl (g)</text:span></text:p></draw:text-box></draw:frame></draw:g></text:p><text:p text:style-name="P5"/><text:p text:style-name="P5"/><text:p text:style-name="P5"/><text:p text:style-name="P5"/></draw:text-box></draw:frame></text:p>
      <text:p text:style-name="P2"/>
      <text:p text:style-name="P2"/>
      <text:p text:style-name="P2"><draw:frame draw:style-name="fr1" draw:name="Rahmen4" text:anchor-type="paragraph" svg:width="17cm" draw:z-index="3"><draw:text-box fo:min-height="0.499cm"><text:p text:style-name="P4"><text:span text:style-name="T4">Aufgabe 7.)</text:span><text:span text:style-name="T2"> Bei der vollständigen Verbrennung von Schwefel mit Sauerstoff entstehen gasförmiges SO</text:span><text:span text:style-name="T6">2</text:span><text:span text:style-name="T2"> und SO</text:span><text:span text:style-name="T6">3</text:span><text:span text:style-name="T2">. Sie messen eine Reaktionsenergie von 750.72 kJ. Wieviel % SO</text:span><text:span text:style-name="T6">2</text:span><text:span text:style-name="T2"> und wie viel % SO</text:span><text:span text:style-name="T6">3</text:span><text:span text:style-name="T2"> müssen entstanden sein. (Hinweis: Schwefel besteht aus ringförmigen S</text:span><text:span text:style-name="T6">8</text:span><text:span text:style-name="T2">-Molekülen).</text:span></text:p><text:p text:style-name="P5"/><text:p text:style-name="P5"/><text:p text:style-name="P5"/><text:p text:style-name="P5"/></draw:text-box></draw:frame></text:p>
      <text:p text:style-name="P2"/>
      <text:p text:style-name="P3">Lösungen: 4.) +6490 – 8174 = -1684 kJ; 5.) +2176 – 2326 = -150 kJ; 6.) +3114 – 3842 = -728 kJ 7.) 96% SO2, 4% SO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2" svg:font-family="'Times New Roman'" style:font-family-generic="roman"/>
    <style:font-face style:name="Arial3" svg:font-family="Arial" style:font-family-generic="swiss"/>
    <style:font-face style:name="Arial2" svg:font-family="Arial" style:font-adornments="Standard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Karo_20_5mm" draw:display-name="Karo 5mm" draw:style="double" draw:color="#000000" draw:distance="0.283cm" draw:rotation="900"/>
    <draw:marker draw:name="Arrow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4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bias Merz</meta:initial-creator>
    <meta:creation-date>2018-11-04T16:32:47.65</meta:creation-date>
    <dc:date>2018-11-07T14:58:50.41</dc:date>
    <dc:creator>Tobias Merz</dc:creator>
    <meta:editing-duration>PT1H17M51S</meta:editing-duration>
    <meta:editing-cycles>8</meta:editing-cycles>
    <meta:generator>OpenOffice/4.1.5$Win32 OpenOffice.org_project/415m1$Build-9789</meta:generator>
    <meta:document-statistic meta:table-count="0" meta:image-count="0" meta:object-count="0" meta:page-count="1" meta:paragraph-count="9" meta:word-count="117" meta:character-count="742"/>
  </office:meta>
</office:document-meta>
</file>